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nux Libertine" svg:font-family="'Linux Libertine', Georgia, Times, 'Source Serif Pro', serif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3597in" style:rel-column-width="3521*"/>
    </style:style>
    <style:style style:name="Table2.B" style:family="table-column">
      <style:table-column-properties style:column-width="0.4243in" style:rel-column-width="4153*"/>
    </style:style>
    <style:style style:name="Table2.C" style:family="table-column">
      <style:table-column-properties style:column-width="3.6132in" style:rel-column-width="35367*"/>
    </style:style>
    <style:style style:name="Table2.D" style:family="table-column">
      <style:table-column-properties style:column-width="0.3785in" style:rel-column-width="3704*"/>
    </style:style>
    <style:style style:name="Table2.E" style:family="table-column">
      <style:table-column-properties style:column-width="0.3021in" style:rel-column-width="2956*"/>
    </style:style>
    <style:style style:name="Table2.I" style:family="table-column">
      <style:table-column-properties style:column-width="0.4736in" style:rel-column-width="4639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I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I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1847in" style:rel-column-width="4586*"/>
    </style:style>
    <style:style style:name="Table3.B" style:family="table-column">
      <style:table-column-properties style:column-width="0.6917in" style:rel-column-width="996*"/>
    </style:style>
    <style:style style:name="Table3.C" style:family="table-column">
      <style:table-column-properties style:column-width="0.4986in" style:rel-column-width="718*"/>
    </style:style>
    <style:style style:name="Table3.D" style:family="table-column">
      <style:table-column-properties style:column-width="0.4389in" style:rel-column-width="632*"/>
    </style:style>
    <style:style style:name="Table3.H" style:family="table-column">
      <style:table-column-properties style:column-width="0.4451in" style:rel-column-width="641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H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780ef" officeooo:paragraph-rsid="000780ef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80ef" officeooo:paragraph-rsid="000780ef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0780e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31d04a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4c8c02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font-size="10pt"/>
    </style:style>
    <style:style style:name="P9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227bd4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478b1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officeooo:rsid="00478b1b" officeooo:paragraph-rsid="00478b1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27bd4" officeooo:paragraph-rsid="00227bd4"/>
    </style:style>
    <style:style style:name="P14" style:family="paragraph" style:parent-style-name="Table_20_Heading">
      <style:text-properties fo:font-size="10pt" officeooo:rsid="001fab64" officeooo:paragraph-rsid="001fab64"/>
    </style:style>
    <style:style style:name="P15" style:family="paragraph" style:parent-style-name="Table_20_Heading">
      <style:text-properties fo:font-size="10pt" officeooo:rsid="001ffbda" officeooo:paragraph-rsid="001ffbda"/>
    </style:style>
    <style:style style:name="P16" style:family="paragraph" style:parent-style-name="Table_20_Contents">
      <style:text-properties fo:font-size="10pt" officeooo:rsid="003bcb3b" officeooo:paragraph-rsid="003bcb3b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3dbbe9" officeooo:paragraph-rsid="003dbbe9"/>
    </style:style>
    <style:style style:name="P18" style:family="paragraph" style:parent-style-name="Table_20_Contents">
      <style:text-properties fo:font-size="10pt" officeooo:rsid="00472206" officeooo:paragraph-rsid="00472206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478b1b" officeooo:paragraph-rsid="00478b1b"/>
    </style:style>
    <style:style style:name="P20" style:family="paragraph" style:parent-style-name="Table_20_Contents">
      <style:text-properties fo:font-size="10pt" officeooo:rsid="005d614b" officeooo:paragraph-rsid="005d614b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5d614b" officeooo:paragraph-rsid="005d614b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5e47cc" officeooo:paragraph-rsid="005e47cc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604581" officeooo:paragraph-rsid="00604581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60b1a7" officeooo:paragraph-rsid="0060b1a7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6184b1" officeooo:paragraph-rsid="006184b1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682756" officeooo:paragraph-rsid="00682756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69c0bb" officeooo:paragraph-rsid="0069c0bb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6d29ed" officeooo:paragraph-rsid="006d29ed"/>
    </style:style>
    <style:style style:name="P29" style:family="paragraph" style:parent-style-name="Table_20_Contents">
      <style:text-properties fo:font-size="10pt" officeooo:paragraph-rsid="006d37fb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6de477" officeooo:paragraph-rsid="006de477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714719" officeooo:paragraph-rsid="00714719"/>
    </style:style>
    <style:style style:name="P32" style:family="paragraph" style:parent-style-name="Text_20_body"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weight="normal" officeooo:paragraph-rsid="00376193" style:font-weight-asian="normal" style:font-weight-complex="normal"/>
    </style:style>
    <style:style style:name="P34" style:family="paragraph" style:parent-style-name="Text_20_body">
      <style:text-properties officeooo:paragraph-rsid="0035d327"/>
    </style:style>
    <style:style style:name="P35" style:family="paragraph" style:parent-style-name="Table_20_Contents">
      <style:text-properties style:text-line-through-style="none" style:text-line-through-type="none" fo:font-size="10pt" style:text-underline-style="none" fo:font-weight="bold" officeooo:paragraph-rsid="008e4f80" style:font-weight-asian="bold" style:font-weight-complex="bold"/>
    </style:style>
    <style:style style:name="P36" style:family="paragraph" style:parent-style-name="Table_20_Contents">
      <style:text-properties style:text-line-through-style="none" style:text-line-through-type="none" fo:font-size="10pt" style:text-underline-style="none" fo:font-weight="bold" officeooo:rsid="0019437f" officeooo:paragraph-rsid="008e4f80" style:font-weight-asian="bold" style:font-weight-complex="bold"/>
    </style:style>
    <style:style style:name="P37" style:family="paragraph" style:parent-style-name="Table_20_Contents">
      <style:text-properties style:text-line-through-style="none" style:text-line-through-type="none" fo:font-size="10pt" style:text-underline-style="none" officeooo:paragraph-rsid="008e4f80"/>
    </style:style>
    <style:style style:name="P38" style:family="paragraph" style:parent-style-name="Table_20_Contents">
      <style:text-properties fo:font-size="10pt"/>
    </style:style>
    <style:style style:name="P39" style:family="paragraph" style:parent-style-name="Table_20_Contents">
      <style:paragraph-properties fo:text-align="center" style:justify-single-word="false"/>
      <style:text-properties fo:font-size="10pt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bold" officeooo:rsid="008f9867" officeooo:paragraph-rsid="008f9867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bold" officeooo:rsid="00913da1" officeooo:paragraph-rsid="00913da1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officeooo:rsid="00a80781" officeooo:paragraph-rsid="00a80781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ac7032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c7ee3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fo:font-weight="bold" officeooo:rsid="00ac7032" officeooo:paragraph-rsid="00ac7032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0pt" fo:font-weight="bold" officeooo:rsid="00ae632c" officeooo:paragraph-rsid="00ae632c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weight="bold" officeooo:rsid="00ae632c" officeooo:paragraph-rsid="00ae632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c7ee37" officeooo:paragraph-rsid="00c7ee37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0ca1864" officeooo:paragraph-rsid="00ca1864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8f9867" officeooo:paragraph-rsid="008f9867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3dbbe9" officeooo:paragraph-rsid="003dbbe9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227bd4" officeooo:paragraph-rsid="00227bd4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92d066" officeooo:paragraph-rsid="0092d066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9444d8" officeooo:paragraph-rsid="009444d8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95d647" officeooo:paragraph-rsid="0095d647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96bee4" officeooo:paragraph-rsid="0096bee4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986550" officeooo:paragraph-rsid="00986550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98f011" officeooo:paragraph-rsid="0098f011"/>
    </style:style>
    <style:style style:name="P60" style:family="paragraph" style:parent-style-name="Table_20_Contents">
      <style:text-properties fo:font-size="10pt" officeooo:rsid="0099c5e5" officeooo:paragraph-rsid="0099c5e5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99c5e5" officeooo:paragraph-rsid="0099c5e5"/>
    </style:style>
    <style:style style:name="P62" style:family="paragraph" style:parent-style-name="Table_20_Contents">
      <style:text-properties fo:font-size="10pt" officeooo:rsid="003bcb3b" officeooo:paragraph-rsid="009b2660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9c6d88" officeooo:paragraph-rsid="009c6d88"/>
    </style:style>
    <style:style style:name="P64" style:family="paragraph" style:parent-style-name="Table_20_Contents">
      <style:text-properties fo:font-size="10pt" officeooo:rsid="009de8de" officeooo:paragraph-rsid="009de8de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9de8de" officeooo:paragraph-rsid="009de8de"/>
    </style:style>
    <style:style style:name="P66" style:family="paragraph" style:parent-style-name="Table_20_Contents">
      <style:text-properties fo:font-size="10pt" officeooo:rsid="009faa4b" officeooo:paragraph-rsid="009faa4b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9faa4b" officeooo:paragraph-rsid="009faa4b"/>
    </style:style>
    <style:style style:name="P68" style:family="paragraph" style:parent-style-name="Table_20_Contents">
      <style:text-properties fo:font-size="10pt" officeooo:rsid="00a13c82" officeooo:paragraph-rsid="00a13c82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a2a418" officeooo:paragraph-rsid="00a2a418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0a31d0b" officeooo:paragraph-rsid="00a31d0b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a5550f" officeooo:paragraph-rsid="00a5550f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0a680c2" officeooo:paragraph-rsid="00a680c2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ab07b4" officeooo:paragraph-rsid="00ab07b4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0ab4a01" officeooo:paragraph-rsid="00ab4a01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ad20b3" officeooo:paragraph-rsid="00ad20b3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0af6ee0" officeooo:paragraph-rsid="00af6ee0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0af6ee0" officeooo:paragraph-rsid="00c6558a"/>
    </style:style>
    <style:style style:name="P78" style:family="paragraph" style:parent-style-name="Table_20_Contents">
      <style:paragraph-properties fo:text-align="center" style:justify-single-word="false"/>
      <style:text-properties fo:font-size="10pt" officeooo:rsid="00714719" officeooo:paragraph-rsid="00714719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0478b1b" officeooo:paragraph-rsid="00478b1b"/>
    </style:style>
    <style:style style:name="P80" style:family="paragraph" style:parent-style-name="Table_20_Contents">
      <style:paragraph-properties fo:text-align="center" style:justify-single-word="false"/>
      <style:text-properties fo:font-size="10pt" officeooo:rsid="00b232cd" officeooo:paragraph-rsid="00b232cd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0b33a4e" officeooo:paragraph-rsid="00b33a4e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0b67ac4" officeooo:paragraph-rsid="00b67ac4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0b87276" officeooo:paragraph-rsid="00b87276"/>
    </style:style>
    <style:style style:name="P84" style:family="paragraph" style:parent-style-name="Table_20_Contents">
      <style:paragraph-properties fo:text-align="center" style:justify-single-word="false"/>
      <style:text-properties fo:font-size="10pt" officeooo:rsid="00bd40ef" officeooo:paragraph-rsid="00bd40ef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be537b" officeooo:paragraph-rsid="00be537b"/>
    </style:style>
    <style:style style:name="P86" style:family="paragraph" style:parent-style-name="Table_20_Contents">
      <style:text-properties fo:font-size="10pt" officeooo:rsid="00bf7924" officeooo:paragraph-rsid="00bf7924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c1b3b1" officeooo:paragraph-rsid="00c1b3b1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c1bcee" officeooo:paragraph-rsid="00c1bcee"/>
    </style:style>
    <style:style style:name="P89" style:family="paragraph" style:parent-style-name="Table_20_Contents">
      <style:paragraph-properties fo:text-align="center" style:justify-single-word="false"/>
      <style:text-properties fo:font-size="10pt" officeooo:rsid="00c49982" officeooo:paragraph-rsid="00c49982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0c49982" officeooo:paragraph-rsid="00c682f9"/>
    </style:style>
    <style:style style:name="P91" style:family="paragraph" style:parent-style-name="Table_20_Contents">
      <style:text-properties fo:font-size="10pt" officeooo:paragraph-rsid="00c6558a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c8e9af" officeooo:paragraph-rsid="00c8e9af"/>
    </style:style>
    <style:style style:name="P93" style:family="paragraph" style:parent-style-name="Table_20_Contents">
      <style:text-properties fo:font-size="10pt" officeooo:paragraph-rsid="00ca1721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ca1864" officeooo:paragraph-rsid="00ca1864"/>
    </style:style>
    <style:style style:name="P95" style:family="paragraph" style:parent-style-name="Table_20_Heading">
      <style:text-properties fo:font-size="10pt"/>
    </style:style>
    <style:style style:name="P96" style:family="paragraph" style:parent-style-name="Table_20_Heading">
      <style:text-properties fo:font-size="10pt" officeooo:rsid="008e4f80" officeooo:paragraph-rsid="008e4f80"/>
    </style:style>
    <style:style style:name="P97" style:family="paragraph" style:parent-style-name="Table_20_Heading">
      <style:text-properties style:text-line-through-style="none" style:text-line-through-type="none" fo:font-size="10pt" style:text-underline-style="none" officeooo:paragraph-rsid="008e4f80"/>
    </style:style>
    <style:style style:name="P98" style:family="paragraph" style:parent-style-name="Text_20_body">
      <style:text-properties fo:font-weight="normal" officeooo:paragraph-rsid="0086f253" style:font-weight-asian="normal" style:font-weight-complex="normal"/>
    </style:style>
    <style:style style:name="P99" style:family="paragraph" style:parent-style-name="Text_20_body">
      <style:text-properties fo:font-weight="normal" style:font-weight-asian="normal" style:font-weight-complex="normal"/>
    </style:style>
    <style:style style:name="P100" style:family="paragraph" style:parent-style-name="Text_20_body">
      <style:text-properties fo:font-weight="normal" officeooo:rsid="0086f253" officeooo:paragraph-rsid="0086f253" style:font-weight-asian="normal" style:font-weight-complex="normal"/>
    </style:style>
    <style:style style:name="P101" style:family="paragraph" style:parent-style-name="Text_20_body">
      <style:text-properties fo:font-weight="normal" officeooo:rsid="008755ac" officeooo:paragraph-rsid="008755ac" style:font-weight-asian="normal" style:font-weight-complex="normal"/>
    </style:style>
    <style:style style:name="P102" style:family="paragraph" style:parent-style-name="Text_20_body">
      <style:text-properties fo:font-weight="normal" officeooo:paragraph-rsid="00893464" style:font-weight-asian="normal" style:font-weight-complex="normal"/>
    </style:style>
    <style:style style:name="P103" style:family="paragraph" style:parent-style-name="Text_20_body">
      <style:text-properties fo:font-weight="normal" officeooo:paragraph-rsid="008abdf6" style:font-weight-asian="normal" style:font-weight-complex="normal"/>
    </style:style>
    <style:style style:name="P104" style:family="paragraph" style:parent-style-name="Text_20_body">
      <style:text-properties fo:font-weight="bold" style:font-weight-asian="bold" style:font-weight-complex="bold"/>
    </style:style>
    <style:style style:name="P105" style:family="paragraph" style:parent-style-name="Text_20_body">
      <style:paragraph-properties fo:margin-left="0in" fo:margin-right="0in" fo:text-indent="0in" style:auto-text-indent="false"/>
      <style:text-properties officeooo:paragraph-rsid="001a3b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8844" style:font-weight-asian="bold" style:font-weight-complex="bold"/>
    </style:style>
    <style:style style:name="T3" style:family="text">
      <style:text-properties officeooo:rsid="0007c087"/>
    </style:style>
    <style:style style:name="T4" style:family="text">
      <style:text-properties officeooo:rsid="00082ca5"/>
    </style:style>
    <style:style style:name="T5" style:family="text">
      <style:text-properties officeooo:rsid="000a19f0"/>
    </style:style>
    <style:style style:name="T6" style:family="text">
      <style:text-properties officeooo:rsid="0010065a"/>
    </style:style>
    <style:style style:name="T7" style:family="text">
      <style:text-properties officeooo:rsid="00131429"/>
    </style:style>
    <style:style style:name="T8" style:family="text">
      <style:text-properties officeooo:rsid="0019437f"/>
    </style:style>
    <style:style style:name="T9" style:family="text">
      <style:text-properties officeooo:rsid="001fab64"/>
    </style:style>
    <style:style style:name="T10" style:family="text">
      <style:text-properties officeooo:rsid="001ffbda"/>
    </style:style>
    <style:style style:name="T11" style:family="text">
      <style:text-properties officeooo:rsid="0025463c"/>
    </style:style>
    <style:style style:name="T12" style:family="text">
      <style:text-properties officeooo:rsid="002bd9d7"/>
    </style:style>
    <style:style style:name="T13" style:family="text">
      <style:text-properties officeooo:rsid="002d397e"/>
    </style:style>
    <style:style style:name="T14" style:family="text">
      <style:text-properties officeooo:rsid="002d9b07"/>
    </style:style>
    <style:style style:name="T15" style:family="text">
      <style:text-properties officeooo:rsid="002f805b"/>
    </style:style>
    <style:style style:name="T16" style:family="text">
      <style:text-properties officeooo:rsid="00319168"/>
    </style:style>
    <style:style style:name="T17" style:family="text">
      <style:text-properties officeooo:rsid="0031d04a"/>
    </style:style>
    <style:style style:name="T18" style:family="text">
      <style:text-properties officeooo:rsid="0033175e"/>
    </style:style>
    <style:style style:name="T19" style:family="text">
      <style:text-properties officeooo:rsid="00376193"/>
    </style:style>
    <style:style style:name="T20" style:family="text">
      <style:text-properties officeooo:rsid="0037f813"/>
    </style:style>
    <style:style style:name="T21" style:family="text">
      <style:text-properties officeooo:rsid="0038e831"/>
    </style:style>
    <style:style style:name="T22" style:family="text">
      <style:text-properties officeooo:rsid="00459f5d"/>
    </style:style>
    <style:style style:name="T23" style:family="text">
      <style:text-properties officeooo:rsid="0048bb63"/>
    </style:style>
    <style:style style:name="T24" style:family="text">
      <style:text-properties officeooo:rsid="004bff58"/>
    </style:style>
    <style:style style:name="T25" style:family="text">
      <style:text-properties officeooo:rsid="004c7f93"/>
    </style:style>
    <style:style style:name="T26" style:family="text">
      <style:text-properties officeooo:rsid="005353af"/>
    </style:style>
    <style:style style:name="T27" style:family="text">
      <style:text-properties officeooo:rsid="0054ad3a"/>
    </style:style>
    <style:style style:name="T28" style:family="text">
      <style:text-properties officeooo:rsid="0054fa5b"/>
    </style:style>
    <style:style style:name="T29" style:family="text">
      <style:text-properties officeooo:rsid="0074f846"/>
    </style:style>
    <style:style style:name="T30" style:family="text">
      <style:text-properties officeooo:rsid="00774b7c"/>
    </style:style>
    <style:style style:name="T31" style:family="text">
      <style:text-properties officeooo:rsid="0078bc0d"/>
    </style:style>
    <style:style style:name="T32" style:family="text">
      <style:text-properties officeooo:rsid="0079765f"/>
    </style:style>
    <style:style style:name="T33" style:family="text">
      <style:text-properties officeooo:rsid="007ac031"/>
    </style:style>
    <style:style style:name="T34" style:family="text">
      <style:text-properties officeooo:rsid="007b0890"/>
    </style:style>
    <style:style style:name="T35" style:family="text">
      <style:text-properties officeooo:rsid="007cfdd0"/>
    </style:style>
    <style:style style:name="T36" style:family="text">
      <style:text-properties officeooo:rsid="00804f51"/>
    </style:style>
    <style:style style:name="T37" style:family="text">
      <style:text-properties officeooo:rsid="0081888a"/>
    </style:style>
    <style:style style:name="T38" style:family="text">
      <style:text-properties officeooo:rsid="0082f62d"/>
    </style:style>
    <style:style style:name="T39" style:family="text">
      <style:text-properties officeooo:rsid="0083ed70"/>
    </style:style>
    <style:style style:name="T40" style:family="text">
      <style:text-properties officeooo:rsid="0085d5cb"/>
    </style:style>
    <style:style style:name="T41" style:family="text">
      <style:text-properties officeooo:rsid="0086f253"/>
    </style:style>
    <style:style style:name="T42" style:family="text">
      <style:text-properties officeooo:rsid="008755ac"/>
    </style:style>
    <style:style style:name="T43" style:family="text">
      <style:text-properties officeooo:rsid="0088f556"/>
    </style:style>
    <style:style style:name="T44" style:family="text">
      <style:text-properties officeooo:rsid="0014deb6"/>
    </style:style>
    <style:style style:name="T45" style:family="text">
      <style:text-properties officeooo:rsid="00157548"/>
    </style:style>
    <style:style style:name="T46" style:family="text">
      <style:text-properties officeooo:rsid="0014fa51"/>
    </style:style>
    <style:style style:name="T47" style:family="text">
      <style:text-properties officeooo:rsid="008a3a46"/>
    </style:style>
    <style:style style:name="T48" style:family="text">
      <style:text-properties officeooo:rsid="001a3b00"/>
    </style:style>
    <style:style style:name="T49" style:family="text">
      <style:text-properties officeooo:rsid="009444d8"/>
    </style:style>
    <style:style style:name="T50" style:family="text">
      <style:text-properties officeooo:rsid="0097e41b"/>
    </style:style>
    <style:style style:name="T51" style:family="text">
      <style:text-properties officeooo:rsid="0098f011"/>
    </style:style>
    <style:style style:name="T52" style:family="text">
      <style:text-properties officeooo:rsid="009b2660"/>
    </style:style>
    <style:style style:name="T53" style:family="text">
      <style:text-properties officeooo:rsid="009de8de"/>
    </style:style>
    <style:style style:name="T54" style:family="text">
      <style:text-properties officeooo:rsid="00a31d0b"/>
    </style:style>
    <style:style style:name="T55" style:family="text">
      <style:text-properties officeooo:rsid="00ab07b4"/>
    </style:style>
    <style:style style:name="T56" style:family="text">
      <style:text-properties officeooo:rsid="00ad20b3"/>
    </style:style>
    <style:style style:name="T57" style:family="text">
      <style:text-properties officeooo:rsid="00b01ebe"/>
    </style:style>
    <style:style style:name="T58" style:family="text">
      <style:text-properties officeooo:rsid="00b6cec5"/>
    </style:style>
    <style:style style:name="T59" style:family="text">
      <style:text-properties officeooo:rsid="00ba26d6"/>
    </style:style>
    <style:style style:name="T60" style:family="text">
      <style:text-properties officeooo:rsid="00bbe3b8"/>
    </style:style>
    <style:style style:name="T61" style:family="text">
      <style:text-properties officeooo:rsid="00bc7cc1"/>
    </style:style>
    <style:style style:name="T62" style:family="text">
      <style:text-properties officeooo:rsid="00bf7924"/>
    </style:style>
    <style:style style:name="T63" style:family="text">
      <style:text-properties officeooo:rsid="00c0df87"/>
    </style:style>
    <style:style style:name="T64" style:family="text">
      <style:text-properties officeooo:rsid="00ca17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NISTRY OF EDUCATION AND SCIENCE OF RUSSIA</text:p>
      <text:p text:style-name="Standard"/>
      <text:p text:style-name="P1">Federal State Educational Institute of Higher Education<text:line-break/>"Moscow Architectural Institute (State Academy)"</text:p>
      <text:p text:style-name="P1"/>
      <text:p text:style-name="P3">ANNOTATION TO THE WORK PROGRAM OF THE DISCIPLINE (MODULE)</text:p>
      <text:p text:style-name="P3"><text:span text:style-name="T24">Statics</text:span> (B1.O.<text:span text:style-name="T15">3</text:span><text:span text:style-name="T29">8</text:span>)</text:p>
      <text:p text:style-name="P3"/>
      <text:p text:style-name="P5">Assigned to the department:<text:tab/><text:span text:style-name="T2">Building Structures</text:span></text:p>
      <text:p text:style-name="P5">Educational Level:<text:tab/><text:span text:style-name="T1">Bachelor</text:span></text:p>
      <text:p text:style-name="P5">Specialization:<text:tab/><text:span text:style-name="T1">07.03.01 Architecture</text:span></text:p>
      <text:p text:style-name="P5">Basic professional educational program<text:line-break/>of higher education:<text:tab/><text:span text:style-name="T1">Architecture</text:span></text:p>
      <text:p text:style-name="P5">Form of study:<text:tab/><text:span text:style-name="T1">full-time</text:span></text:p>
      <text:p text:style-name="P5">Hours/credits:<text:tab/><text:span text:style-name="T2">288</text:span><text:span text:style-name="T1"> hrs (</text:span><text:span text:style-name="T2">8</text:span><text:span text:style-name="T1"> credits)</text:span></text:p>
      <text:p text:style-name="P5"/>
      <text:p text:style-name="P5">The work program for a discipline (module) is based on:</text:p>
      <text:p text:style-name="P5"/>
      <text:p text:style-name="P5">1.<text:span text:style-name="T3"> </text:span>Federal State Educational Standard for Higher Education 07.03.01 Architecture,<text:span text:style-name="T30"><text:line-break/></text:span>approved by the order of the Ministry of Education and Science of Russia<text:span text:style-name="T3"> No</text:span> 509 of 08.06.2017</text:p>
      <text:p text:style-name="P5">2. Curriculum for the specialization 07.03.01 Architecture,<text:span text:style-name="T30"><text:line-break/></text:span>approved by the Academic Council of MA<text:span text:style-name="T3">RCH</text:span>I. Minutes N<text:span text:style-name="T3">o</text:span> 6-18/19 of 27.03.2019.</text:p>
      <text:p text:style-name="P5">The work program of the discipline (module) was approved at a department meeting.<text:span text:style-name="T13"> </text:span>Minutes: N<text:span text:style-name="T14">o</text:span> <text:span text:style-name="T30">5</text:span> of <text:span text:style-name="T16">0</text:span><text:span text:style-name="T30">2</text:span>.0<text:span text:style-name="T30">7</text:span>.2019.</text:p>
      <text:p text:style-name="P5"/>
      <text:p text:style-name="P6">Develop<text:span text:style-name="T31">ers:</text:span> <text:span text:style-name="T31">Professor </text:span>of<text:span text:style-name="T31"> the</text:span> Department "<text:span text:style-name="T31">Building Structures</text:span>",<text:span text:style-name="T4"> </text:span>PhD, <text:span text:style-name="T25">assistant </text:span>prof<text:span text:style-name="T25">essor</text:span>. <text:span text:style-name="T31">L.A</text:span><text:span text:style-name="T25">.</text:span><text:span text:style-name="T31">Munchak</text:span><text:span text:style-name="T17">;</text:span></text:p>
      <text:p text:style-name="P5"/>
      <text:p text:style-name="P7">Review<text:span text:style-name="T32">ers</text:span>: <text:span text:style-name="T32">Assistant professor of the department "Building Structures" V.G.Krivitskiy,<text:line-break/>Head of Department "Higher Mathematics and Structural Mechanics</text:span><text:span text:style-name="T18">"</text:span><text:span text:style-name="T33"> MARCHI</text:span><text:span text:style-name="T18">, </text:span>PhD prof<text:span text:style-name="T23">.</text:span> <text:span text:style-name="T32">G.M.Chentemirov</text:span></text:p>
      <text:h text:style-name="Heading_20_2" text:outline-level="2">I<text:span text:style-name="T5">NTRODUCTORY PART</text:span></text:h>
      <text:p text:style-name="P4">1. Goals of Mastering the Module</text:p>
      <text:p text:style-name="Text_20_body">The purpose of the <text:span text:style-name="T34">foundational</text:span> <text:span text:style-name="T34">module</text:span> <text:span text:style-name="T34">"</text:span>Architectural Structures<text:span text:style-name="T34">",</text:span> consisting of five sections, is to form a competent understanding of the role of building structures in architecture and to teach practical methods of designing building structures when solving architectural and urban planning problems. Objectives of the discipline:<text:span text:style-name="T34"> </text:span>- <text:span text:style-name="T34">to cover</text:span> the basics of the <text:span text:style-name="T34">composition</text:span> of the structural part<text:span text:style-name="T35">s</text:span> of <text:span text:style-name="T34">buildings</text:span><text:span text:style-name="T35">; </text:span>- <text:span text:style-name="T35">to explicate </text:span>methods <text:span text:style-name="T35">of</text:span> standardization, <text:span text:style-name="T35">analysis</text:span> and design<text:span text:style-name="T35"> of</text:span> load-bearing and enclosing structures in buildings and structures<text:span text:style-name="T35"> so that</text:span> <text:span text:style-name="T35">they</text:span> are adequate to the architectural design and efficient in terms of <text:span text:style-name="T35">costs</text:span> and energy consumption.</text:p>
      <text:p text:style-name="Text_20_body"/>
      <text:p text:style-name="P4">As a result of mastering the discipline, the student must:</text:p>
      <text:p text:style-name="Text_20_body"><text:span text:style-name="T1">Know:</text:span> the logic <text:span text:style-name="T36">behind</text:span> the development of modern building materials, structures and technologies, principles<text:span text:style-name="T36"> of </text:span>design<text:span text:style-name="T36">ing</text:span> architectural structures, the role<text:span text:style-name="T36">s</text:span> and capabilities of structures and materials in <text:span text:style-name="T36">solving </text:span>architectural <text:span text:style-name="T36">problems</text:span>, principles of operation and application of <text:span text:style-name="T36">construction systems</text:span> in low-rise<text:span text:style-name="T36"> and</text:span> high-rise buildings<text:span text:style-name="T36"> construction</text:span>, as well as in buildings with long-span structures.</text:p>
      <text:p text:style-name="P34"><text:span text:style-name="T1">Be able to</text:span>: <text:span text:style-name="T37">c</text:span>ompare and select rational design solutions for low- and high-rise residential and public buildings and buildings with long-span structures. Effectively combine <text:span text:style-name="T37">structures</text:span> and materials taking into account aesthetic, operational and economic requirements.<text:span text:style-name="T37"> Create</text:span> <text:span text:style-name="T37">drawings/</text:span>images of <text:span text:style-name="T37">elevations</text:span>, <text:span text:style-name="T37">plans</text:span>, <text:span text:style-name="T40">cross-</text:span>sections of the building. <text:span text:style-name="T39">Create</text:span> <text:span text:style-name="T38">detailed</text:span> <text:span text:style-name="T38">plans of parts and </text:span>components.</text:p>
      <text:p text:style-name="Text_20_body"/>
      <text:p text:style-name="P4">2. The Place of the Module in the Educational Program of the Institute</text:p>
      <text:p text:style-name="P98">2.1.</text:p>
      <text:p text:style-name="P32">Required previous disciplines<text:span text:style-name="T19">:</text:span></text:p>
      <text:p text:style-name="P100">Architectural Materials Science;</text:p>
      <text:p text:style-name="P100">Architectural and construction technologies;</text:p>
      <text:p text:style-name="P100">Architectural Design;</text:p>
      <text:p text:style-name="P100">Engineering<text:span text:style-name="T42"> Equipment of Buildings</text:span>;</text:p>
      <text:p text:style-name="P98"><text:span text:style-name="T41">Descriptive Geometry and and Engineering Drawing.</text:span></text:p>
      <text:p text:style-name="P32"><text:soft-page-break/>2.2. A list of subsequent academic disciplines that require knowledge, skills and abilities<text:span text:style-name="T6"> </text:span>formed by this academic discipline:</text:p>
      <text:p text:style-name="P33">Subsequent disciplines:</text:p>
      <text:p text:style-name="P101"><text:span text:style-name="T43">Structural Engineering</text:span></text:p>
      <text:p text:style-name="P4"/>
      <text:p text:style-name="P4">3. Requirements for the results of mastering the discipline (module)</text:p>
      <text:p text:style-name="P103">The study of this discipline is aimed at developing in students the following competencies<text:span text:style-name="T7"> </text:span>in accordance with competency achievement indicators:</text:p>
      <text:p text:style-name="P103"/>
      <text:p text:style-name="P103">GPC-3. General Professional Competencies (GPC). Able to participate in complex design<text:span text:style-name="T7"> </text:span><text:span text:style-name="T20">project </text:span>based on a systematic approach, based on current legal requirements (codes),financial resources, analysis of the situation in social, functional,<text:span text:style-name="T7"> </text:span>environmental, technological, engineering, historical, economic and aesthetic aspects.</text:p>
      <text:p text:style-name="P102">GPC-3.1. knows how to: Participate in the development of urban and spac<text:span text:style-name="T7">ial</text:span> planning solutions.<text:span text:style-name="T7"> </text:span>Participate in the preparation of presentation materials, support of project documentation at the approval stages.<text:span text:style-name="T7"> </text:span>Use methods of modeling and harmonization of artificial habitats when developing<text:span text:style-name="T7"> </text:span>urban and spac<text:span text:style-name="T7">ial</text:span> planning solutions. Use the techniques for preparing presentatio<text:span text:style-name="T7">n </text:span>materials for architectural projects and techniques of presenting them.</text:p>
      <text:p text:style-name="P102">GPC-3.2. knows: Composition of design documentation drawings, social, functional and technological,<text:span text:style-name="T44"> </text:span>ergonomic (including taking into account the characteristics of persons with disabilities<text:span text:style-name="T44"> </text:span>and groups of <text:span text:style-name="T44">persons</text:span> with limited mobility), aesthetic and<text:span text:style-name="T44"> </text:span>economic requirements for architectural objects of various types.</text:p>
      <text:p text:style-name="P102"/>
      <text:p text:style-name="P102">PC-2 Professional Competence (PC). Able to participate in the development and design<text:span text:style-name="T44"> </text:span>of the architectural and design section of the project documentation.</text:p>
      <text:p text:style-name="P102">PC-2.1. knows how to: participate in justifying the choice of architectural objects (including<text:span text:style-name="T46"> </text:span>taking into account the characteristics of persons with disabilities and groups of <text:span text:style-name="T46">persons </text:span>with limited mobility); - participate in the development of project documentation;<text:span text:style-name="T46"> </text:span>carry out calculations of technical and economic indicators; use<text:span text:style-name="T46"> </text:span>computer-aided<text:span text:style-name="T46"> </text:span>design and automation <text:span text:style-name="T46">software </text:span>in architectural projects.</text:p>
      <text:p text:style-name="P102">PC-2.2. knows: legal and regulatory requirements for architectural design;<text:span text:style-name="T45"> </text:span>- social, urban, historical and cultural, spacial, functional and technological,<text:span text:style-name="T45"> </text:span>constructional, compositional, artistic, ergonomic requirements for various environmental objects;<text:span text:style-name="T45"> </text:span>composition and rules for calculating technical and economic indicators<text:span text:style-name="T45"> </text:span>used in technical and economic calculations of design solutions;<text:span text:style-name="T45"> </text:span>- methods and techniques of computer-aided design, basic<text:span text:style-name="T45"> </text:span>software packages for design, creation of drawings and models.</text:p>
      <text:p text:style-name="P102"/>
      <text:p text:style-name="P32">UC-<text:span text:style-name="T26">2</text:span>. Universal Competence (UC). Able to determine the <text:span text:style-name="T26">set</text:span> of tasks within the set goal and choose the <text:span text:style-name="T26">optimal</text:span> ways to solve them based on current legal norms, available resources and <text:span text:style-name="T26">other </text:span>limitations<text:span text:style-name="T26">.</text:span></text:p>
      <text:p text:style-name="P32">UC-<text:span text:style-name="T27">2</text:span>.1. is able to: Participate in the analysis of the <text:span text:style-name="T27">project</text:span> <text:span text:style-name="T27">tasks</text:span>, the selection of methods and means for <text:span text:style-name="T27">accomplishing</text:span> them. Act in compliance with legal norms and implement anti-corruption measures.</text:p>
      <text:p text:style-name="P32">UC-<text:span text:style-name="T28">2</text:span>.2. knows the requirements of the current codes <text:span text:style-name="T28">and regulations </text:span>for architectural design, sanitary<text:span text:style-name="T28"> </text:span>standards, including requirements for organizing an accessible and barrier-free environment for persons with disabilities and low mobility <text:span text:style-name="T28">persons</text:span>. Requirements of anti-corruption legislation.</text:p>
      <text:h text:style-name="Heading_20_2" text:outline-level="2"><text:span text:style-name="T47">M</text:span>ain Part</text:h>
      <text:p text:style-name="P4">1. Module Scope and Types of Academic Work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C" table:number-columns-repeated="2"/>
        <table:table-column table:style-name="Table3.H"/>
        <table:table-header-rows>
          <table:table-row>
            <table:table-cell table:style-name="Table3.A1" table:number-rows-spanned="2" office:value-type="string">
              <text:p text:style-name="P97">Type of academic work</text:p>
            </table:table-cell>
            <table:table-cell table:style-name="Table3.A1" table:number-rows-spanned="2" office:value-type="string">
              <text:p text:style-name="P97">Hours</text:p>
            </table:table-cell>
            <table:table-cell table:style-name="Table3.C1" table:number-columns-spanned="6" office:value-type="string">
              <text:p text:style-name="P97">Semesters / Trimest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 table:style-name="Table3.A2"/>
            <table:covered-table-cell table:style-name="Table3.A2"/>
            <table:table-cell table:style-name="Table3.A2" office:value-type="string">
              <text:p text:style-name="P96">3</text:p>
            </table:table-cell>
            <table:table-cell table:style-name="Table3.A2" office:value-type="string">
              <text:p text:style-name="P96">4</text:p>
            </table:table-cell>
            <table:table-cell table:style-name="Table3.A2" office:value-type="string">
              <text:p text:style-name="P96">6</text:p>
            </table:table-cell>
            <table:table-cell table:style-name="Table3.A2" office:value-type="string">
              <text:p text:style-name="P96">7</text:p>
            </table:table-cell>
            <table:table-cell table:style-name="Table3.A2" office:value-type="string">
              <text:p text:style-name="P96">8</text:p>
            </table:table-cell>
            <table:table-cell table:style-name="Table3.H2" office:value-type="string">
              <text:p text:style-name="P95"/>
            </table:table-cell>
          </table:table-row>
        </table:table-header-rows>
        <table:table-row>
          <table:table-cell table:style-name="Table3.A2" office:value-type="string">
            <text:p text:style-name="P35">Classroom work</text:p>
          </table:table-cell>
          <table:table-cell table:style-name="Table3.A2" office:value-type="string">
            <text:p text:style-name="P41">174</text:p>
          </table:table-cell>
          <table:table-cell table:style-name="Table3.A2" office:value-type="string">
            <text:p text:style-name="P41">68</text:p>
          </table:table-cell>
          <table:table-cell table:style-name="Table3.A2" office:value-type="string">
            <text:p text:style-name="P41">34</text:p>
          </table:table-cell>
          <table:table-cell table:style-name="Table3.A2" office:value-type="string">
            <text:p text:style-name="P41">18</text:p>
          </table:table-cell>
          <table:table-cell table:style-name="Table3.A2" office:value-type="string">
            <text:p text:style-name="P41">36</text:p>
          </table:table-cell>
          <table:table-cell table:style-name="Table3.A2" office:value-type="string">
            <text:p text:style-name="P41">18</text:p>
          </table:table-cell>
          <table:table-cell table:style-name="Table3.H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7">Lectures<text:span text:style-name="T9"> (LEC)</text:span></text:p>
          </table:table-cell>
          <table:table-cell table:style-name="Table3.A2" office:value-type="string">
            <text:p text:style-name="P51">48</text:p>
          </table:table-cell>
          <table:table-cell table:style-name="Table3.A2" office:value-type="string">
            <text:p text:style-name="P51">32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0</text:p>
          </table:table-cell>
          <table:table-cell table:style-name="Table3.H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7">Practical lessons<text:span text:style-name="T9"> (PR)</text:span>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1">0</text:p>
          </table:table-cell>
          <table:table-cell table:style-name="Table3.H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7">Work in groups<text:span text:style-name="T9"> (GR)</text:span></text:p>
          </table:table-cell>
          <table:table-cell table:style-name="Table3.A2" office:value-type="string">
            <text:p text:style-name="P51">112</text:p>
          </table:table-cell>
          <table:table-cell table:style-name="Table3.A2" office:value-type="string">
            <text:p text:style-name="P51">32</text:p>
          </table:table-cell>
          <table:table-cell table:style-name="Table3.A2" office:value-type="string">
            <text:p text:style-name="P51">32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16</text:p>
          </table:table-cell>
          <table:table-cell table:style-name="Table3.H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7">Classroom <text:span text:style-name="T21">time</text:span> <text:span text:style-name="T8">spent during</text:span> attestations<text:span text:style-name="T9"> (AT)</text:span></text:p>
          </table:table-cell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1">4</text:p>
          </table:table-cell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51">4</text:p>
          </table:table-cell>
          <table:table-cell table:style-name="Table3.A2" office:value-type="string">
            <text:p text:style-name="P51">2</text:p>
          </table:table-cell>
          <table:table-cell table:style-name="Table3.H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7">Self-preparation for the exam<text:span text:style-name="T9"> (SP)</text:span></text:p>
          </table:table-cell>
          <table:table-cell table:style-name="Table3.A2" office:value-type="string">
            <text:p text:style-name="P51">64</text:p>
          </table:table-cell>
          <table:table-cell table:style-name="Table3.A2" office:value-type="string">
            <text:p text:style-name="P51">32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1">32</text:p>
          </table:table-cell>
          <table:table-cell table:style-name="Table3.A2" office:value-type="string">
            <text:p text:style-name="P51">0</text:p>
          </table:table-cell>
          <table:table-cell table:style-name="Table3.H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7">Independent work</text:p>
          </table:table-cell>
          <table:table-cell table:style-name="Table3.A2" office:value-type="string">
            <text:p text:style-name="P51">50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51">18</text:p>
          </table:table-cell>
          <table:table-cell table:style-name="Table3.A2" office:value-type="string">
            <text:p text:style-name="P51">13</text:p>
          </table:table-cell>
          <table:table-cell table:style-name="Table3.A2" office:value-type="string">
            <text:p text:style-name="P51">9</text:p>
          </table:table-cell>
          <table:table-cell table:style-name="Table3.H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5">Type of intermediate <text:span text:style-name="T8">attestation</text:span>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1">exam</text:p>
          </table:table-cell>
          <table:table-cell table:style-name="Table3.A2" office:value-type="string">
            <text:p text:style-name="P41">test</text:p>
          </table:table-cell>
          <table:table-cell table:style-name="Table3.A2" office:value-type="string">
            <text:p text:style-name="P41">test</text:p>
          </table:table-cell>
          <table:table-cell table:style-name="Table3.A2" office:value-type="string">
            <text:p text:style-name="P41">exam</text:p>
          </table:table-cell>
          <table:table-cell table:style-name="Table3.A2" office:value-type="string">
            <text:p text:style-name="P41">test</text:p>
          </table:table-cell>
          <table:table-cell table:style-name="Table3.H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6">Total hours:</text:p>
          </table:table-cell>
          <table:table-cell table:style-name="Table3.A2" office:value-type="string">
            <text:p text:style-name="P41">288</text:p>
          </table:table-cell>
          <table:table-cell table:style-name="Table3.A2" office:value-type="string">
            <text:p text:style-name="P41">108</text:p>
          </table:table-cell>
          <table:table-cell table:style-name="Table3.A2" office:value-type="string">
            <text:p text:style-name="P41">36</text:p>
          </table:table-cell>
          <table:table-cell table:style-name="Table3.A2" office:value-type="string">
            <text:p text:style-name="P41">36</text:p>
          </table:table-cell>
          <table:table-cell table:style-name="Table3.A2" office:value-type="string">
            <text:p text:style-name="P41">81</text:p>
          </table:table-cell>
          <table:table-cell table:style-name="Table3.A2" office:value-type="string">
            <text:p text:style-name="P41">27</text:p>
          </table:table-cell>
          <table:table-cell table:style-name="Table3.H2" office:value-type="string">
            <text:p text:style-name="P40"/>
          </table:table-cell>
        </table:table-row>
        <text:soft-page-break/>
        <table:table-row>
          <table:table-cell table:style-name="Table3.A2" office:value-type="string">
            <text:p text:style-name="P36">Credits:</text:p>
          </table:table-cell>
          <table:table-cell table:style-name="Table3.A2" office:value-type="string">
            <text:p text:style-name="P42">8</text:p>
          </table:table-cell>
          <table:table-cell table:style-name="Table3.A2" office:value-type="string">
            <text:p text:style-name="P42">3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2.25</text:p>
          </table:table-cell>
          <table:table-cell table:style-name="Table3.A2" office:value-type="string">
            <text:p text:style-name="P42">0.75</text:p>
          </table:table-cell>
          <table:table-cell table:style-name="Table3.H2" office:value-type="string">
            <text:p text:style-name="P40"/>
          </table:table-cell>
        </table:table-row>
      </table:table>
      <text:p text:style-name="P105"><text:span text:style-name="T48">1 credit</text:span><text:span text:style-name="T22"> </text:span><text:span text:style-name="T48">= 36 academic hours.</text:span></text:p>
      <text:p text:style-name="Text_20_body"/>
      <text:p text:style-name="P4">2. Sub-modules, topics and types of educational activiti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B"/>
        <table:table-column table:style-name="Table2.A"/>
        <table:table-column table:style-name="Table2.I"/>
        <table:table-header-rows>
          <table:table-row>
            <table:table-cell table:style-name="Table2.A1" office:value-type="string">
              <text:p text:style-name="P14">Se‑<text:line-break/>mes‑<text:line-break/>ter</text:p>
            </table:table-cell>
            <table:table-cell table:style-name="Table2.A1" office:value-type="string">
              <text:p text:style-name="P14">Sub‑<text:line-break/>mo‑<text:line-break/>dule</text:p>
            </table:table-cell>
            <table:table-cell table:style-name="Table2.A1" office:value-type="string">
              <text:p text:style-name="P14">Topic</text:p>
            </table:table-cell>
            <table:table-cell table:style-name="Table2.A1" office:value-type="string">
              <text:p text:style-name="P15">LEC</text:p>
            </table:table-cell>
            <table:table-cell table:style-name="Table2.A1" office:value-type="string">
              <text:p text:style-name="P14">P<text:span text:style-name="T10">R</text:span></text:p>
            </table:table-cell>
            <table:table-cell table:style-name="Table2.A1" office:value-type="string">
              <text:p text:style-name="P14">G<text:span text:style-name="T10">R</text:span></text:p>
            </table:table-cell>
            <table:table-cell table:style-name="Table2.A1" office:value-type="string">
              <text:p text:style-name="P14">A<text:span text:style-name="T10">T</text:span></text:p>
            </table:table-cell>
            <table:table-cell table:style-name="Table2.A1" office:value-type="string">
              <text:p text:style-name="P14">SP</text:p>
            </table:table-cell>
            <table:table-cell table:style-name="Table2.I1" office:value-type="string">
              <text:p text:style-name="P14">Total<text:line-break/>hours</text:p>
            </table:table-cell>
          </table:table-row>
        </table:table-header-rows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20">General <text:span text:style-name="T49">problems</text:span> in the design of buildings and structures.</text:p>
          </table:table-cell>
          <table:table-cell table:style-name="Table2.A2" office:value-type="string">
            <text:p text:style-name="P55">2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55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55">0</text:p>
          </table:table-cell>
          <table:table-cell table:style-name="Table2.I2" office:value-type="string">
            <text:p text:style-name="P55">4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8">Basics of designing the load-bearing frame of a building</text:p>
          </table:table-cell>
          <table:table-cell table:style-name="Table2.A2" office:value-type="string">
            <text:p text:style-name="P56">3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56">3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56">1</text:p>
          </table:table-cell>
          <table:table-cell table:style-name="Table2.I2" office:value-type="string">
            <text:p text:style-name="P56">7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8">Building foundations</text:p>
          </table:table-cell>
          <table:table-cell table:style-name="Table2.A2" office:value-type="string">
            <text:p text:style-name="P57">2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57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57">1</text:p>
          </table:table-cell>
          <table:table-cell table:style-name="Table2.I2" office:value-type="string">
            <text:p text:style-name="P57">5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8">Load-bearing and enclosing <text:span text:style-name="T50">masonry </text:span>walls</text:p>
          </table:table-cell>
          <table:table-cell table:style-name="Table2.A2" office:value-type="string">
            <text:p text:style-name="P58">3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58">3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58">1</text:p>
          </table:table-cell>
          <table:table-cell table:style-name="Table2.I2" office:value-type="string">
            <text:p text:style-name="P58">7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16"><text:span text:style-name="T51">Ceilings</text:span> of low-rise buildings</text:p>
          </table:table-cell>
          <table:table-cell table:style-name="Table2.A2" office:value-type="string">
            <text:p text:style-name="P59">3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59">3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59">1</text:p>
          </table:table-cell>
          <table:table-cell table:style-name="Table2.I2" office:value-type="string">
            <text:p text:style-name="P59">7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60">Floors</text:p>
          </table:table-cell>
          <table:table-cell table:style-name="Table2.A2" office:value-type="string">
            <text:p text:style-name="P61">2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61">2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61">0</text:p>
          </table:table-cell>
          <table:table-cell table:style-name="Table2.I2" office:value-type="string">
            <text:p text:style-name="P61">4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62"><text:span text:style-name="T52">Roof</text:span><text:span text:style-name="T53">ing</text:span> of low-rise buildings</text:p>
          </table:table-cell>
          <table:table-cell table:style-name="Table2.A2" office:value-type="string">
            <text:p text:style-name="P63">3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63">3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63">1</text:p>
          </table:table-cell>
          <table:table-cell table:style-name="Table2.I2" office:value-type="string">
            <text:p text:style-name="P63">7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64">Roofing of pitched and flat roofs</text:p>
          </table:table-cell>
          <table:table-cell table:style-name="Table2.A2" office:value-type="string">
            <text:p text:style-name="P65">3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65">3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65">1</text:p>
          </table:table-cell>
          <table:table-cell table:style-name="Table2.I2" office:value-type="string">
            <text:p text:style-name="P65">7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66">Stairs</text:p>
          </table:table-cell>
          <table:table-cell table:style-name="Table2.A2" office:value-type="string">
            <text:p text:style-name="P67">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67">2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67">1</text:p>
          </table:table-cell>
          <table:table-cell table:style-name="Table2.I2" office:value-type="string">
            <text:p text:style-name="P67">5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68">Frame (half-timbered), stick-frame, panel walls</text:p>
          </table:table-cell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69">1</text:p>
          </table:table-cell>
          <table:table-cell table:style-name="Table2.I2" office:value-type="string">
            <text:p text:style-name="P69">5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8">Load-bearing <text:span text:style-name="T54">walls</text:span> made of logs and <text:span text:style-name="T54">horizontal beams</text:span></text:p>
          </table:table-cell>
          <table:table-cell table:style-name="Table2.A2" office:value-type="string">
            <text:p text:style-name="P70">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70">2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70">0</text:p>
          </table:table-cell>
          <table:table-cell table:style-name="Table2.I2" office:value-type="string">
            <text:p text:style-name="P70">4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8">Elements of low-rise housing construction</text:p>
          </table:table-cell>
          <table:table-cell table:style-name="Table2.A2" office:value-type="string">
            <text:p text:style-name="P71">3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71">3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71">0</text:p>
          </table:table-cell>
          <table:table-cell table:style-name="Table2.I2" office:value-type="string">
            <text:p text:style-name="P71">6</text:p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8">Windows and doors of residential buildings</text:p>
          </table:table-cell>
          <table:table-cell table:style-name="Table2.A2" office:value-type="string">
            <text:p text:style-name="P72">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72">2</text:p>
          </table:table-cell>
          <table:table-cell table:style-name="Table2.A2" office:value-type="string">
            <text:p text:style-name="P72">4</text:p>
          </table:table-cell>
          <table:table-cell table:style-name="Table2.A2" office:value-type="string">
            <text:p text:style-name="P72">0</text:p>
          </table:table-cell>
          <table:table-cell table:style-name="Table2.I2" office:value-type="string">
            <text:p text:style-name="P72">8</text:p>
          </table:table-cell>
        </table:table-row>
        <table:table-row>
          <table:table-cell table:style-name="Table2.A2" table:number-columns-spanned="8" office:value-type="string">
            <text:p text:style-name="P9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43">76</text:p>
          </table:table-cell>
        </table:table-row>
        <table:table-row>
          <table:table-cell table:style-name="Table2.A2" office:value-type="string">
            <text:p text:style-name="P73">4</text:p>
          </table:table-cell>
          <table:table-cell table:style-name="Table2.A2" office:value-type="string">
            <text:p text:style-name="P73">2</text:p>
          </table:table-cell>
          <table:table-cell table:style-name="Table2.A2" office:value-type="string">
            <text:p text:style-name="P18">Completion of the <text:span text:style-name="T55">module</text:span> project "Low-rise residential building"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74">32</text:p>
          </table:table-cell>
          <table:table-cell table:style-name="Table2.A2" office:value-type="string">
            <text:p text:style-name="P74">2</text:p>
          </table:table-cell>
          <table:table-cell table:style-name="Table2.A2" office:value-type="string">
            <text:p text:style-name="P74">2</text:p>
          </table:table-cell>
          <table:table-cell table:style-name="Table2.I2" office:value-type="string">
            <text:p text:style-name="P74">36</text:p>
          </table:table-cell>
        </table:table-row>
        <table:table-row>
          <table:table-cell table:style-name="Table2.A2" table:number-columns-spanned="8" office:value-type="string">
            <text:p text:style-name="P44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46">36</text:p>
          </table:table-cell>
        </table:table-row>
        <table:table-row>
          <table:table-cell table:style-name="Table2.A2" office:value-type="string">
            <text:p text:style-name="P75">6</text:p>
          </table:table-cell>
          <table:table-cell table:style-name="Table2.A2" office:value-type="string">
            <text:p text:style-name="P75">3</text:p>
          </table:table-cell>
          <table:table-cell table:style-name="Table2.A2" office:value-type="string">
            <text:p text:style-name="P8">Completion of the <text:span text:style-name="T56">module</text:span> project "Long-span industrial building"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75">16</text:p>
          </table:table-cell>
          <table:table-cell table:style-name="Table2.A2" office:value-type="string">
            <text:p text:style-name="P75">2</text:p>
          </table:table-cell>
          <table:table-cell table:style-name="Table2.A2" office:value-type="string">
            <text:p text:style-name="P75">18</text:p>
          </table:table-cell>
          <table:table-cell table:style-name="Table2.I2" office:value-type="string">
            <text:p text:style-name="P75">36</text:p>
          </table:table-cell>
        </table:table-row>
        <table:table-row>
          <table:table-cell table:style-name="Table2.A2" table:number-columns-spanned="8" office:value-type="string">
            <text:p text:style-name="P47">Total in sem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48">36</text:p>
          </table:table-cell>
        </table:table-row>
        <table:table-row>
          <table:table-cell table:style-name="Table2.A2" office:value-type="string">
            <text:p text:style-name="P76">7</text:p>
          </table:table-cell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8">General <text:span text:style-name="T57">problems</text:span> in the design of multi-stor<text:span text:style-name="T62">e</text:span>y residential buildings</text:p>
          </table:table-cell>
          <table:table-cell table:style-name="Table2.A2" office:value-type="string">
            <text:p text:style-name="P80">1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80">1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80">0</text:p>
          </table:table-cell>
          <table:table-cell table:style-name="Table2.I2" office:value-type="string">
            <text:p text:style-name="P80">2</text:p>
          </table:table-cell>
        </table:table-row>
        <table:table-row>
          <table:table-cell table:style-name="Table2.A2" office:value-type="string">
            <text:p text:style-name="P76">7</text:p>
          </table:table-cell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29">Load-bearing frames of multi-stor<text:span text:style-name="T62">e</text:span>y buildings. Structural systems</text:p>
          </table:table-cell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81">2</text:p>
          </table:table-cell>
          <table:table-cell table:style-name="Table2.I2" office:value-type="string">
            <text:p text:style-name="P81">6</text:p>
          </table:table-cell>
        </table:table-row>
        <table:table-row>
          <table:table-cell table:style-name="Table2.A2" office:value-type="string">
            <text:p text:style-name="P76">7</text:p>
          </table:table-cell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8"><text:span text:style-name="T59">Concrete </text:span><text:span text:style-name="T60">B</text:span>earing<text:span text:style-name="T58"> walls</text:span><text:span text:style-name="T61"> system</text:span> <text:span text:style-name="T60">for</text:span> multi-stor<text:span text:style-name="T62">e</text:span>y buildings</text:p>
          </table:table-cell>
          <table:table-cell table:style-name="Table2.A2" office:value-type="string">
            <text:p text:style-name="P82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2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2">2</text:p>
          </table:table-cell>
          <table:table-cell table:style-name="Table2.I2" office:value-type="string">
            <text:p text:style-name="P82">6</text:p>
          </table:table-cell>
        </table:table-row>
        <table:table-row>
          <table:table-cell table:style-name="Table2.A2" office:value-type="string">
            <text:p text:style-name="P76">7</text:p>
          </table:table-cell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8"><text:span text:style-name="T59">Concrete </text:span><text:span text:style-name="T60">Building</text:span><text:span text:style-name="T58"> frame</text:span><text:span text:style-name="T61"> system</text:span><text:span text:style-name="T58"> </text:span><text:span text:style-name="T60">for</text:span> multi-stor<text:span text:style-name="T62">e</text:span>y buildings</text:p>
          </table:table-cell>
          <table:table-cell table:style-name="Table2.A2" office:value-type="string">
            <text:p text:style-name="P83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3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3">2</text:p>
          </table:table-cell>
          <table:table-cell table:style-name="Table2.I2" office:value-type="string">
            <text:p text:style-name="P83">6</text:p>
          </table:table-cell>
        </table:table-row>
        <table:table-row>
          <table:table-cell table:style-name="Table2.A2" office:value-type="string">
            <text:p text:style-name="P76">7</text:p>
          </table:table-cell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8">External panel walls</text:p>
          </table:table-cell>
          <table:table-cell table:style-name="Table2.A2" office:value-type="string">
            <text:p text:style-name="P84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4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4">2</text:p>
          </table:table-cell>
          <table:table-cell table:style-name="Table2.I2" office:value-type="string">
            <text:p text:style-name="P84">6</text:p>
          </table:table-cell>
        </table:table-row>
        <table:table-row>
          <table:table-cell table:style-name="Table2.A2" office:value-type="string">
            <text:p text:style-name="P76">7</text:p>
          </table:table-cell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8">Enclosing structures of external walls</text:p>
          </table:table-cell>
          <table:table-cell table:style-name="Table2.A2" office:value-type="string">
            <text:p text:style-name="P85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5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5">2</text:p>
          </table:table-cell>
          <table:table-cell table:style-name="Table2.I2" office:value-type="string">
            <text:p text:style-name="P85">6</text:p>
          </table:table-cell>
        </table:table-row>
        <table:table-row>
          <table:table-cell table:style-name="Table2.A2" office:value-type="string">
            <text:p text:style-name="P76">7</text:p>
          </table:table-cell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86">Roofs of multi-storey building<text:span text:style-name="T63">s</text:span></text:p>
          </table:table-cell>
          <table:table-cell table:style-name="Table2.A2" office:value-type="string">
            <text:p text:style-name="P87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7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19"/>
          </table:table-cell>
          <table:table-cell table:style-name="Table2.I2" office:value-type="string">
            <text:p text:style-name="P87">4</text:p>
          </table:table-cell>
        </table:table-row>
        <table:table-row>
          <table:table-cell table:style-name="Table2.A2" office:value-type="string">
            <text:p text:style-name="P76">7</text:p>
          </table:table-cell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8">Construction of balconies, loggias, bay windows in various structural systems</text:p>
          </table:table-cell>
          <table:table-cell table:style-name="Table2.A2" office:value-type="string">
            <text:p text:style-name="P88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8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88">2</text:p>
          </table:table-cell>
          <table:table-cell table:style-name="Table2.I2" office:value-type="string">
            <text:p text:style-name="P88">6</text:p>
          </table:table-cell>
        </table:table-row>
        <table:table-row>
          <table:table-cell table:style-name="Table2.A2" office:value-type="string">
            <text:p text:style-name="P77">7</text:p>
          </table:table-cell>
          <table:table-cell table:style-name="Table2.A2" office:value-type="string">
            <text:p text:style-name="P77">4</text:p>
          </table:table-cell>
          <table:table-cell table:style-name="Table2.A2" office:value-type="string">
            <text:p text:style-name="P91">Stairs of multi-storey buildings</text:p>
          </table:table-cell>
          <table:table-cell table:style-name="Table2.A2" office:value-type="string">
            <text:p text:style-name="P90">1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90">1</text:p>
          </table:table-cell>
          <table:table-cell table:style-name="Table2.A2" office:value-type="string">
            <text:p text:style-name="P90">4</text:p>
          </table:table-cell>
          <table:table-cell table:style-name="Table2.A2" office:value-type="string">
            <text:p text:style-name="P90">1</text:p>
          </table:table-cell>
          <table:table-cell table:style-name="Table2.I2" office:value-type="string">
            <text:p text:style-name="P90">7</text:p>
          </table:table-cell>
        </table:table-row>
        <table:table-row>
          <table:table-cell table:style-name="Table2.A2" table:number-columns-spanned="8" office:value-type="string">
            <text:p text:style-name="P45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49">49</text:p>
          </table:table-cell>
        </table:table-row>
        <table:table-row>
          <table:table-cell table:style-name="Table2.A2" office:value-type="string">
            <text:p text:style-name="P92">8</text:p>
          </table:table-cell>
          <table:table-cell table:style-name="Table2.A2" office:value-type="string">
            <text:p text:style-name="P92">5</text:p>
          </table:table-cell>
          <table:table-cell table:style-name="Table2.A2" office:value-type="string">
            <text:p text:style-name="P93">Completion of the <text:span text:style-name="T56">module</text:span> project "<text:span text:style-name="T64">Multi-storey Residential Building</text:span>"</text:p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94">16</text:p>
          </table:table-cell>
          <table:table-cell table:style-name="Table2.A2" office:value-type="string">
            <text:p text:style-name="P94">2</text:p>
          </table:table-cell>
          <table:table-cell table:style-name="Table2.A2" office:value-type="string">
            <text:p text:style-name="P94">9</text:p>
          </table:table-cell>
          <table:table-cell table:style-name="Table2.I2" office:value-type="string">
            <text:p text:style-name="P94">27</text:p>
          </table:table-cell>
        </table:table-row>
        <table:table-row>
          <table:table-cell table:style-name="Table2.A2" table:number-columns-spanned="8" office:value-type="string">
            <text:p text:style-name="P10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50">27</text:p>
          </table:table-cell>
        </table:table-row>
        <table:table-row>
          <table:table-cell table:style-name="Table2.A2" table:number-columns-spanned="8" office:value-type="string">
            <text:p text:style-name="P11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50">224</text:p>
          </table:table-cell>
        </table:table-row>
      </table:table>
      <text:p text:style-name="P32"/>
      <text:p text:style-name="P32">The <text:span text:style-name="T12">Fund</text:span> of <text:span text:style-name="T12">A</text:span>ssessment <text:span text:style-name="T12">T</text:span>ools is a mandatory section of the Work <text:span text:style-name="T11">P</text:span>rogram of the <text:span text:style-name="T11">D</text:span>iscipline (WPD)<text:span text:style-name="T11"> </text:span>(developed as a separate document).</text:p>
      <text:p text:style-name="P32"/>
      <text:p text:style-name="P32">Note: <text:span text:style-name="T12">The </text:span>Fund of <text:span text:style-name="T12">A</text:span>ssessment <text:span text:style-name="T12">T</text:span>ools - a set of assessment materials<text:span text:style-name="T11"> </text:span>as well as a description of forms and procedures designed to determine the level<text:span text:style-name="T11"> </text:span>of student achievement of established learning outco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nux Libertine" svg:font-family="'Linux Libertine', Georgia, Times, 'Source Serif Pro', serif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15%" fo:text-indent="0.6in" style:auto-text-indent="false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16pt" style:font-weight-asian="bold" style:font-size-complex="16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9:40:12.683631180</meta:creation-date>
    <dc:date>2024-06-15T15:37:44.605412148</dc:date>
    <meta:editing-duration>PT8H51M50S</meta:editing-duration>
    <meta:editing-cycles>187</meta:editing-cycles>
    <meta:generator>LibreOffice/7.4.7.2$Linux_X86_64 LibreOffice_project/40$Build-2</meta:generator>
    <meta:document-statistic meta:table-count="2" meta:image-count="0" meta:object-count="0" meta:page-count="3" meta:paragraph-count="323" meta:word-count="1360" meta:character-count="8579" meta:non-whitespace-character-count="7542"/>
  </office:meta>
</office:document-meta>
</file>